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17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8" style:family="table-cell" style:parent-style-name="Default" style:data-style-name="N107">
      <style:table-cell-properties fo:border-bottom="0.74pt solid #000000" fo:background-color="#8ec89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none" fo:background-color="#8ec89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 style:data-style-name="N107">
      <style:table-cell-properties fo:background-color="#8ec89a" style:text-align-source="fix" style:repeat-content="false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07">
      <style:table-cell-properties fo:border-bottom="0.74pt solid #000000" fo:background-color="#8ec89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22" style:family="table-cell" style:parent-style-name="Default" style:data-style-name="N107">
      <style:text-properties style:font-name="Arial"/>
    </style:style>
    <style:style style:name="ce2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4"/>
        <table:table-column table:style-name="co3" table:number-columns-repeated="1020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Distribuição percentual dos benefícios de programas</text:p>
            <text:p>sociais governamentais, por respectivas fontes - Brasil - 2012-2021</text:p>
          </table:table-cell>
          <table:covered-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18" office:value-type="string" calcext:value-type="string">
            <text:p>Outros programas</text:p>
            <text:p>sociais governamentais</text:p>
          </table:table-cell>
          <table:table-cell table:number-columns-repeated="102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19" office:value-type="float" office:value="9.7" calcext:value-type="float">
            <text:p>9,7</text:p>
          </table:table-cell>
          <table:table-cell table:number-columns-repeated="1020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style-name="ce20" office:value-type="float" office:value="10.8" calcext:value-type="float">
            <text:p>10,8</text:p>
          </table:table-cell>
          <table:table-cell table:number-columns-repeated="1020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style-name="ce20" office:value-type="float" office:value="11.7" calcext:value-type="float">
            <text:p>11,7</text:p>
          </table:table-cell>
          <table:table-cell table:number-columns-repeated="1020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style-name="ce20" office:value-type="float" office:value="9.9" calcext:value-type="float">
            <text:p>9,9</text:p>
          </table:table-cell>
          <table:table-cell table:number-columns-repeated="1020"/>
        </table:table-row>
        <table:table-row table:style-name="ro2">
          <table:table-cell table:style-name="ce5" office:value-type="float" office:value="2016" calcext:value-type="float">
            <text:p>2016</text:p>
          </table:table-cell>
          <table:table-cell table:style-name="ce20" office:value-type="float" office:value="7" calcext:value-type="float">
            <text:p>7,0</text:p>
          </table:table-cell>
          <table:table-cell table:number-columns-repeated="1020"/>
        </table:table-row>
        <table:table-row table:style-name="ro2">
          <table:table-cell table:style-name="ce5" office:value-type="float" office:value="2017" calcext:value-type="float">
            <text:p>2017</text:p>
          </table:table-cell>
          <table:table-cell table:style-name="ce20" office:value-type="float" office:value="6.1" calcext:value-type="float">
            <text:p>6,1</text:p>
          </table:table-cell>
          <table:table-cell table:number-columns-repeated="1020"/>
        </table:table-row>
        <table:table-row table:style-name="ro2">
          <table:table-cell table:style-name="ce5" office:value-type="float" office:value="2018" calcext:value-type="float">
            <text:p>2018</text:p>
          </table:table-cell>
          <table:table-cell table:style-name="ce20" office:value-type="float" office:value="5.7" calcext:value-type="float">
            <text:p>5,7</text:p>
          </table:table-cell>
          <table:table-cell table:number-columns-repeated="1020"/>
        </table:table-row>
        <table:table-row table:style-name="ro2">
          <table:table-cell table:style-name="ce5" office:value-type="float" office:value="2019" calcext:value-type="float">
            <text:p>2019</text:p>
          </table:table-cell>
          <table:table-cell table:style-name="ce20" office:value-type="float" office:value="5.5" calcext:value-type="float">
            <text:p>5,5</text:p>
          </table:table-cell>
          <table:table-cell table:number-columns-repeated="1020"/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20" office:value-type="float" office:value="79.4" calcext:value-type="float">
            <text:p>79,4</text:p>
          </table:table-cell>
          <table:table-cell table:number-columns-repeated="1020"/>
        </table:table-row>
        <table:table-row table:style-name="ro2">
          <table:table-cell table:style-name="ce6" office:value-type="float" office:value="2021" calcext:value-type="float">
            <text:p>2021</text:p>
          </table:table-cell>
          <table:table-cell table:style-name="ce21" office:value-type="float" office:value="47.3" calcext:value-type="float">
            <text:p>47,3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2" table:number-rows-spanned="1">
            <text:p>Fonte: IBGE, Pesquisa Nacional por Amostra de Domicílios Contínua 2012-2021.</text:p>
          </table:table-cell>
          <table:covered-table-cell table:style-name="ce22"/>
          <table:table-cell table:number-columns-repeated="1020"/>
        </table:table-row>
        <table:table-row table:style-name="ro2" table:number-rows-repeated="104856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08:20.8532155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3-09-18T18:08:53.482678879</dc:date>
    <meta:editing-duration>PT10M4S</meta:editing-duration>
    <meta:editing-cycles>26</meta:editing-cycles>
    <meta:generator>LibreOffice/6.4.7.2$Linux_X86_64 LibreOffice_project/40$Build-2</meta:generator>
    <meta:document-statistic meta:table-count="1" meta:cell-count="24" meta:object-count="0"/>
  </office:meta>
</office:document-meta>
</file>